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family-generic="roman" style:font-pitch="variable">
      <svg:font-face-src>
        <svg:font-face-uri xlink:href="Fonts/font1.ttf" xlink:type="simple"/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2.ttf" xlink:type="simple"/>
        <svg:font-face-uri xlink:href="Fonts/font3.ttf" xlink:type="simple"/>
        <svg:font-face-uri xlink:href="Fonts/font4.ttf" xlink:type="simple"/>
        <svg:font-face-uri xlink:href="Fonts/font5.ttf" xlink:type="simple"/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75cm" fo:min-width="2.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="Arrow" draw:marker-start-width="0.375cm" draw:marker-end="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306cm" fo:min-width="1.05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style:font-name="Cambria Math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style:font-name="Cambria Math"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style:font-name="Cambria Math" fo:font-size="20pt" style:font-size-asian="20pt" style:font-size-complex="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ambria Math" fo:font-size="48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Mang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Cambria Math"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3cm" svg:x="12.7cm" svg:y="2.8cm">
          <text:p text:style-name="P1"><text:span text:style-name="T1">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7cm" svg:y1="4.3cm" svg:x2="8.7cm" svg:y2="4.3cm" draw:start-shape="id1" draw:start-glue-point="3" draw:end-shape="id2" draw:end-glue-point="10" svg:d="M12700 4300h-4000" svg:viewBox="0 0 4001 1">
          <text:p/>
        </draw:connector>
        <draw:custom-shape draw:style-name="gr3" draw:text-style-name="P4" xml:id="id2" draw:id="id2" draw:layer="layout" svg:width="2.2cm" svg:height="2.2cm" svg:x="6.5cm" svg:y="3.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2.2cm" svg:height="2.2cm" svg:x="19.4cm" svg:y="3.2cm">
          <text:p text:style-name="P3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line-skew="1.398cm 3.398cm" svg:x1="21.6cm" svg:y1="4.3cm" svg:x2="7.6cm" svg:y2="5.4cm" draw:start-shape="id3" draw:start-glue-point="10" draw:end-shape="id2" draw:end-glue-point="8" svg:d="M21600 4300h1924v5024h-15924v-3924" svg:viewBox="0 0 15925 5025">
          <text:p/>
        </draw:connector>
        <draw:connector draw:style-name="gr4" draw:text-style-name="P3" draw:layer="layout" svg:x1="21.6cm" svg:y1="4.3cm" svg:x2="27.975cm" svg:y2="4.303cm" draw:start-shape="id3" draw:start-glue-point="10" svg:d="M21600 4300h3451v3h2924" svg:viewBox="0 0 6376 4">
          <text:p/>
        </draw:connector>
        <draw:frame draw:style-name="gr5" draw:text-style-name="P6" draw:layer="layout" svg:width="0.875cm" svg:height="1.038cm" svg:x="5.5cm" svg:y="3.3cm">
          <draw:text-box>
            <text:p><text:span text:style-name="T4">+</text:span></text:p>
          </draw:text-box>
        </draw:frame>
        <draw:frame draw:style-name="gr5" draw:text-style-name="P7" draw:layer="layout" svg:width="0.875cm" svg:height="1.038cm" svg:x="7.825cm" svg:y="5.238cm">
          <draw:text-box>
            <text:p><text:span text:style-name="T4">-</text:span></text:p>
          </draw:text-box>
        </draw:frame>
        <draw:connector draw:style-name="gr4" draw:text-style-name="P3" draw:layer="layout" draw:type="line" svg:x1="2.6cm" svg:y1="4.3cm" svg:x2="6.5cm" svg:y2="4.3cm" draw:end-shape="id2" draw:end-glue-point="6" svg:d="M2600 4300h3900" svg:viewBox="0 0 3901 1">
          <text:p/>
        </draw:connector>
        <draw:connector draw:style-name="gr4" draw:text-style-name="P3" draw:layer="layout" draw:type="line" svg:x1="15.7cm" svg:y1="4.3cm" svg:x2="19.4cm" svg:y2="4.3cm" draw:start-shape="id1" draw:start-glue-point="1" draw:end-shape="id3" draw:end-glue-point="6" svg:d="M15700 4300h3700" svg:viewBox="0 0 3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8T11:59:16.115000000</meta:creation-date>
    <meta:editing-cycles>6</meta:editing-cycles>
    <meta:editing-duration>PT35M5S</meta:editing-duration>
    <dc:date>2015-07-08T13:47:00.459000000</dc:date>
    <meta:generator>LibreOffice/4.3.4.1$Windows_x86 LibreOffice_project/bc356b2f991740509f321d70e4512a6a54c5f243</meta:generator>
    <meta:document-statistic meta:object-count="10"/>
  </office:meta>
</office:document-meta>
</file>